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90.1002">
            <text:p>-90.1002</text:p>
          </table:table-cell>
          <table:table-cell/>
        </table:table-row>
        <table:table-row table:style-name="ro1">
          <table:table-cell office:value-type="float" office:value="77.5">
            <text:p>77.5</text:p>
          </table:table-cell>
          <table:table-cell/>
        </table:table-row>
        <table:table-row table:style-name="ro1">
          <table:table-cell office:value-type="float" office:value="95.7">
            <text:p>95.7</text:p>
          </table:table-cell>
          <table:table-cell/>
        </table:table-row>
        <table:table-row table:style-name="ro1">
          <table:table-cell office:value-type="float" office:value="87.2">
            <text:p>87.2</text:p>
          </table:table-cell>
          <table:table-cell/>
        </table:table-row>
        <table:table-row table:style-name="ro1">
          <table:table-cell office:value-type="float" office:value="72.3">
            <text:p>72.3</text:p>
          </table:table-cell>
          <table:table-cell/>
        </table:table-row>
        <table:table-row table:style-name="ro1">
          <table:table-cell office:value-type="float" office:value="87.8">
            <text:p>87.8</text:p>
          </table:table-cell>
          <table:table-cell/>
        </table:table-row>
        <table:table-row table:style-name="ro1">
          <table:table-cell office:value-type="float" office:value="87.2">
            <text:p>87.2</text:p>
          </table:table-cell>
          <table:table-cell/>
        </table:table-row>
        <table:table-row table:style-name="ro1"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7.7">
            <text:p>97.7</text:p>
          </table:table-cell>
          <table:table-cell/>
        </table:table-row>
        <table:table-row table:style-name="ro1">
          <table:table-cell office:value-type="float" office:value="98.3">
            <text:p>98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5">
            <text:p>79.5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78.3">
            <text:p>78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>
            <draw:frame table:end-cell-address="Sheet1.P1011" table:end-x="0.0449in" table:end-y="0.1669in" draw:z-index="0" draw:style-name="gr1" svg:width="12.4539in" svg:height="4.7299in" svg:x="0.0374in" svg:y="0.0421in">
              <draw:object draw:notify-on-update-of-ranges="Sheet1.A1:Sheet1.A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23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4T23:04:24</dc:date>
    <dc:creator>Atul </dc:creator>
    <meta:document-statistic meta:table-count="1" meta:cell-count="1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34cm" svg:height="12.015cm" xlink:href=".." chart:class="chart:scatter" chart:style-name="ch1">
        <chart:title svg:x="10.975cm" svg:y="0.241cm" chart:style-name="ch2">
          <text:p>Cumulative Reward for Mines world (alpha = 0.1)</text:p>
        </chart:title>
        <chart:legend chart:legend-position="end" svg:x="29.108cm" svg:y="5.725cm" chart:style-name="ch3"/>
        <chart:plot-area chart:style-name="ch4" table:cell-range-address="Sheet1.A1:Sheet1.A1000" svg:x="1.063cm" svg:y="0.984cm" svg:width="27.414cm" svg:height="10.512cm">
          <chart:axis chart:dimension="x" chart:name="primary-x" chart:style-name="ch5">
            <chart:title svg:x="13.865cm" svg:y="11.164cm" chart:style-name="ch6">
              <text:p>Episode number</text:p>
            </chart:title>
          </chart:axis>
          <chart:axis chart:dimension="y" chart:name="primary-y" chart:style-name="ch5">
            <chart:title svg:x="0.633cm" svg:y="7.317cm" chart:style-name="ch7">
              <text:p>Cumulative reward</text:p>
            </chart:title>
            <chart:grid chart:style-name="ch8" chart:class="major"/>
          </chart:axis>
          <chart:series chart:style-name="ch9" chart:values-cell-range-address="Sheet1.A1:Sheet1.A1000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.1002">
                <text:p text:id="Sheet1.A1:Sheet1.A1000">-90.1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9.2">
                <text:p>8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